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Tail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e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e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e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e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e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e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T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T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B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B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L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L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L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R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R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.R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T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T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B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.B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L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L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L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L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L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L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R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B.R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R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T.R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R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.B.R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head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head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head.L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e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B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B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L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L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head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head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head.R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e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B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B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R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.T.R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T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T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L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T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k.T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.R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th.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th.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_arm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rm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1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x.01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x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x.03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.01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.03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ddle.01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ddle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ddle.03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3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ing.01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ing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ing.03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4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inky.01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inky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inky.03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_arm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rm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1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x.01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x.02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x.03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.01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.02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.03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2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ddle.01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ddle.02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ddle.03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3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ing.01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ing.02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ing.03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.04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inky.01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inky.02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inky.03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vis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vis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gh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el.02.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gh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.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el.02.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3:41:25.137000000</meta:creation-date>
    <dc:date>2023-06-26T13:43:31.988000000</dc:date>
    <meta:editing-duration>PT2M7S</meta:editing-duration>
    <meta:editing-cycles>2</meta:editing-cycles>
    <meta:generator>LibreOffice/7.4.6.2$Windows_X86_64 LibreOffice_project/5b1f5509c2decdade7fda905e3e1429a67acd63d</meta:generator>
    <meta:document-statistic meta:table-count="1" meta:cell-count="162" meta:object-count="0"/>
  </office:meta>
</office:document-meta>
</file>